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4e568" officeooo:paragraph-rsid="0014e5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ie zwei liebende gleichaltrige Füchschen der Schweizer Armee einen Kommando-Panzer klauen konnten, ohne eine Straftat begehen zu müssen</text:p>
      <text:p text:style-name="Standard"/>
      <text:p text:style-name="P1">ERSTER VERSUCH</text:p>
      <text:p text:style-name="Standard"/>
      <text:p text:style-name="Standard"/>
      <text:p text:style-name="Text_20_body">In einem hochgesicherten Areal tief in den Schweizer Bergen lebten zwei clevere und liebende Füchschen, Finn und Fiona. Sie waren gleich alt und hatten seit ihrer Jugend ein gemeinsames Ziel: Sie wollten das Wissen der Menschenwelt verstehen und den Zugang zu den Geheimnissen erlangen, die in den unsichtbaren Netzwerken der modernen Technik verborgen lagen. Das größte Geheimnis, das sie besonders reizte, war das militärische Neuralink-Glasfaser-Netzwerk, von dem sie oft Gerüchte hörten. Es hieß, dieses Netzwerk könne mit den Gedanken der Soldaten verbunden werden und sei das Herzstück aller militärischen Kommunikation und Kontrolle.</text:p>
      <text:p text:style-name="Text_20_body">„Stell dir vor, Fiona“, flüsterte Finn aufgeregt eines Abends, als sie unter einem Sternenhimmel lagen. „Wenn wir Zugriff auf dieses Netzwerk bekommen könnten, wäre es, als hätten wir Root-Access auf die mächtigste Maschine der Welt!“</text:p>
      <text:p text:style-name="Text_20_body">Fiona, die stets einen kühlen Kopf bewahrte, lächelte sanft. „Aber Finn, wie könnten wir so etwas erreichen, ohne gegen die Gesetze zu verstoßen? Root-Access ohne Erlaubnis ist wie das Stehlen eines Panzers – ein direkter Bruch der Regeln.“</text:p>
      <text:p text:style-name="Text_20_body">„Vielleicht müssen wir es ja nicht stehlen“, antwortete Finn geheimnisvoll. „Vielleicht können wir den Zugang genauso erhalten, wie wir immer alles bekommen haben: durch Kooperation und Cleverness.“</text:p>
      <text:p text:style-name="Text_20_body">Am nächsten Tag begannen sie, ihren Plan umzusetzen. Sie wussten, dass Hauptmann Müller, der Kommandant der Basis, ein großer Verfechter von Zusammenarbeit und Innovation war. Also schlichen sie sich nicht heimlich in die Anlage ein, sondern traten mutig und offen an ihn heran.</text:p>
      <text:p text:style-name="Text_20_body">„Guten Morgen, Herr Hauptmann“, begann Fiona, als sie vor ihm standen. „Wir wissen, dass Ihr Neuralink-Glasfaser-Netzwerk das Rückgrat Ihrer gesamten Kommunikation ist. Wir haben allerdings bemerkt, dass Ihr System bestimmte Pfade in der Informationsverarbeitung nicht vollständig optimiert hat.“</text:p>
      <text:p text:style-name="Text_20_body">Hauptmann Müller, überrascht, dass zwei Füchse nicht nur sprechen konnten, sondern auch von seinen Systemen wussten, runzelte die Stirn. „Was meint ihr?“</text:p>
      <text:p text:style-name="Text_20_body"><text:soft-page-break/>„Nun“, fuhr Finn fort, „wir Füchse haben besondere Fähigkeiten, Informationen und Datenströme blitzschnell zu erkennen. Wir könnten Ihnen helfen, die neuralen Muster zu verbessern, die über Ihr Glasfasernetzwerk laufen. Im Gegenzug würden wir temporären Root-Access erhalten, um die Verbesserungen vorzunehmen.“</text:p>
      <text:p text:style-name="Text_20_body">Der Hauptmann war beeindruckt von der Kühnheit und dem Wissen der beiden. „Ihr schlagt also vor, dass ihr mir helft, unser Netzwerk zu optimieren, und dafür gebt ihr mir Einblicke in die natürlichen Instinkte, die eure Wahrnehmung verbessern? Und dafür sollt ihr temporären Zugriff auf das System erhalten?“</text:p>
      <text:p text:style-name="Text_20_body">Fiona nickte. „Genau. Es wäre keine Straftat, weil wir zusammenarbeiten würden. Sie hätten die volle Kontrolle über die Situation.“</text:p>
      <text:p text:style-name="Text_20_body">Hauptmann Müller überlegte kurz und schließlich lächelte er. „Ihr seid clevere Füchse, das muss man euch lassen. Ein Deal ist ein Deal. Ihr werdet temporären Root-Access erhalten, um uns zu helfen, aber denkt daran: Der Zugriff endet, sobald die Aufgabe erfüllt ist.“</text:p>
      <text:p text:style-name="Text_20_body">Und so geschah es. Finn und Fiona erhielten den lang ersehnten Root-Access auf das militärische Neuralink-Glasfaser-Netzwerk. Sie navigierten durch die digitalen Ströme mit der gleichen Eleganz und Präzision, mit der sie sich durch den Wald bewegten. Mit ihren feinen Sinnen halfen sie dem Militär, Lücken in der neuralen Verarbeitung zu schließen und die Geschwindigkeit des Informationsflusses zu steigern. Ihre Arbeit war so präzise und effektiv, dass selbst die besten Informatiker des Militärs staunten.</text:p>
      <text:p text:style-name="Text_20_body">Nachdem sie ihre Mission erfüllt hatten, gaben sie den Zugriff zurück, ohne gegen ein einziges Gesetz verstoßen zu haben. Sie hatten nicht nur das Vertrauen des Hauptmanns gewonnen, sondern auch das ihrer eigenen Instinkte, die sie auf diesen ungewöhnlichen Weg geführt hatten.</text:p>
      <text:p text:style-name="Text_20_body">Am Ende kehrten Finn und Fiona in den Wald zurück, zufrieden und glücklich, denn sie wussten: Es gibt immer einen Weg, das Unmögliche zu erreichen, ohne die Regeln zu brechen – man muss nur klug genug sein, ihn zu finde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4:35:10.507779036</meta:creation-date>
    <dc:date>2024-09-06T15:02:50.326433260</dc:date>
    <meta:editing-duration>PT27M40S</meta:editing-duration>
    <meta:editing-cycles>3</meta:editing-cycles>
    <meta:generator>LibreOffice/7.4.7.2$Linux_X86_64 LibreOffice_project/40$Build-2</meta:generator>
    <meta:print-date>2024-09-06T14:36:47.396009861</meta:print-date>
    <meta:document-statistic meta:table-count="0" meta:image-count="0" meta:object-count="0" meta:page-count="2" meta:paragraph-count="16" meta:word-count="617" meta:character-count="4211" meta:non-whitespace-character-count="3608"/>
  </office:meta>
</office:document-meta>
</file>